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P2" style:parent-style-name="Normal" style:family="paragraph">
      <style:paragraph-properties fo:margin-top="0.0694in" fo:margin-bottom="0.0694in"/>
    </style:style>
    <style:style style:name="T3" style:parent-style-name="Hyperlink" style:family="text">
      <style:text-properties style:font-name="Times New Roman" fo:font-weight="bold" style:font-weight-asian="bold" style:font-weight-complex="bold"/>
    </style:style>
    <style:style style:name="T4" style:parent-style-name="Hyperlink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T5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T6" style:parent-style-name="Hyperlink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T7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T8" style:parent-style-name="Hyperlink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T9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T10" style:parent-style-name="Hyperlink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T1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T12" style:parent-style-name="Hyperlink" style:family="text">
      <style:text-properties style:font-name="Times New Roman" style:font-name-asian="Times New Roman" fo:font-weight="bold" style:font-weight-asian="bold" style:font-weight-complex="bold" style:letter-kerning="true" style:language-asian="en" style:country-asian="GB"/>
    </style:style>
    <style:style style:name="P13" style:parent-style-name="Normal" style:family="paragraph">
      <style:text-properties style:font-name="Times New Roman" style:font-name-asian="Times New Roman" style:language-asian="en" style:country-asian="GB"/>
    </style:style>
    <style:style style:name="P14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15" style:parent-style-name="Normal" style:family="paragraph">
      <style:paragraph-properties fo:margin-top="0.0694in" fo:margin-bottom="0.0694in"/>
    </style:style>
    <style:style style:name="T16" style:parent-style-name="DefaultParagraphFont" style:family="text">
      <style:text-properties style:font-name="Times New Roman" style:font-name-asian="Times New Roman" style:language-asian="en" style:country-asian="GB"/>
    </style:style>
    <style:style style:name="T17" style:parent-style-name="DefaultParagraphFont" style:family="text">
      <style:text-properties style:font-name="Times New Roman" style:font-name-asian="Times New Roman" fo:font-style="italic" style:font-style-asian="italic" style:font-style-complex="italic" style:language-asian="en" style:country-asian="GB"/>
    </style:style>
    <style:style style:name="T18" style:parent-style-name="DefaultParagraphFont" style:family="text">
      <style:text-properties style:font-name="Times New Roman" style:font-name-asian="Times New Roman" fo:font-style="italic" style:font-style-asian="italic" style:font-style-complex="italic" style:language-asian="en" style:country-asian="GB"/>
    </style:style>
    <style:style style:name="P19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20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21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22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23" style:parent-style-name="Normal" style:family="paragraph">
      <style:paragraph-properties fo:margin-top="0.0694in" fo:margin-bottom="0.0694in"/>
    </style:style>
    <style:style style:name="T24" style:parent-style-name="DefaultParagraphFont" style:family="text">
      <style:text-properties style:font-name="Times New Roman" style:font-name-asian="Times New Roman" style:language-asian="en" style:country-asian="GB"/>
    </style:style>
    <style:style style:name="T25" style:parent-style-name="DefaultParagraphFont" style:family="text">
      <style:text-properties style:font-name="Times New Roman" style:font-name-asian="Times New Roman" fo:font-style="italic" style:font-style-asian="italic" style:font-style-complex="italic" style:language-asian="en" style:country-asian="GB"/>
    </style:style>
    <style:style style:name="P26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27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28" style:parent-style-name="Normal" style:family="paragraph">
      <style:paragraph-properties fo:margin-top="0.0694in" fo:margin-bottom="0.0694in"/>
    </style:style>
    <style:style style:name="T29" style:parent-style-name="DefaultParagraphFont" style:family="text">
      <style:text-properties style:font-name="Times New Roman" style:font-name-asian="Times New Roman" style:language-asian="en" style:country-asian="GB"/>
    </style:style>
    <style:style style:name="T30" style:parent-style-name="DefaultParagraphFont" style:family="text">
      <style:text-properties style:font-name="Times New Roman" style:font-name-asian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T31" style:parent-style-name="DefaultParagraphFont" style:family="text">
      <style:text-properties style:font-name="Times New Roman" style:font-name-asian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T32" style:parent-style-name="DefaultParagraphFont" style:family="text">
      <style:text-properties style:font-name="Times New Roman" style:font-name-asian="Times New Roman" style:language-asian="en" style:country-asian="GB"/>
    </style:style>
    <style:style style:name="P33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34" style:parent-style-name="Normal" style:family="paragraph">
      <style:paragraph-properties fo:margin-top="0.0694in" fo:margin-bottom="0.0694in"/>
    </style:style>
    <style:style style:name="T35" style:parent-style-name="DefaultParagraphFont" style:family="text">
      <style:text-properties style:font-name="Times New Roman" style:font-name-asian="Times New Roman" style:language-asian="en" style:country-asian="GB"/>
    </style:style>
    <style:style style:name="T36" style:parent-style-name="DefaultParagraphFont" style:family="text">
      <style:text-properties style:font-name="Times New Roman" style:font-name-asian="Times New Roman" fo:font-style="italic" style:font-style-asian="italic" style:font-style-complex="italic" style:language-asian="en" style:country-asian="GB"/>
    </style:style>
    <style:style style:name="P37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38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39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40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41" style:parent-style-name="Normal" style:family="paragraph">
      <style:paragraph-properties fo:margin-top="0.0694in" fo:margin-bottom="0.0694in"/>
    </style:style>
    <style:style style:name="T42" style:parent-style-name="DefaultParagraphFont" style:family="text">
      <style:text-properties style:font-name="Times New Roman" style:font-name-asian="Times New Roman" style:language-asian="en" style:country-asian="GB"/>
    </style:style>
    <style:style style:name="T43" style:parent-style-name="DefaultParagraphFont" style:family="text">
      <style:text-properties style:font-name="Times New Roman" style:font-name-asian="Times New Roman" style:language-asian="en" style:country-asian="GB"/>
    </style:style>
    <style:style style:name="T44" style:parent-style-name="DefaultParagraphFont" style:family="text">
      <style:text-properties style:font-name="Times New Roman" style:font-name-asian="Times New Roman" fo:font-style="italic" style:font-style-asian="italic" style:font-style-complex="italic" style:language-asian="en" style:country-asian="GB"/>
    </style:style>
    <style:style style:name="P45" style:parent-style-name="Normal" style:family="paragraph">
      <style:paragraph-properties fo:break-before="page"/>
      <style:text-properties style:font-name="Times New Roman" style:font-name-asian="Times New Roman" style:language-asian="en" style:country-asian="GB"/>
    </style:style>
    <style:style style:name="P46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47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48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49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0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1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2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3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4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5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6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7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8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59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0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1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2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3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4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5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6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7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8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69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70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P71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72" style:parent-style-name="Normal" style:family="paragraph">
      <style:paragraph-properties fo:margin-top="0.0694in" fo:margin-bottom="0.0694in"/>
      <style:text-properties style:font-name="Times New Roman" style:font-name-asian="Times New Roman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language-asian="en" style:country-asian="GB"/>
    </style:style>
    <style:style style:name="P74" style:parent-style-name="Normal" style:family="paragraph">
      <style:paragraph-properties fo:margin-top="0.0694in" fo:margin-bottom="0.0694in"/>
    </style:style>
    <style:style style:name="T75" style:parent-style-name="DefaultParagraphFont" style:family="text">
      <style:text-properties style:font-name="Times New Roman" style:font-name-asian="Times New Roman" style:language-asian="en" style:country-asian="GB"/>
    </style:style>
    <style:style style:name="T76" style:parent-style-name="DefaultParagraphFont" style:family="text">
      <style:text-properties style:font-name="Times New Roman" style:font-name-asian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T77" style:parent-style-name="DefaultParagraphFont" style:family="text">
      <style:text-properties style:font-name="Times New Roman" style:font-name-asian="Times New Roman" style:language-asian="en" style:country-asian="GB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1">JAMES McMEEKING</text:h>
      <text:h text:style-name="P2" text:outline-level="1"><text:bookmark-start text:name="_Hlt42903671"/><text:bookmark-start text:name="_Hlt42903672"/><text:bookmark-start text:name="_Hlt42903801"/><text:a xlink:href="https://www.mcmk.in/vcard.vcf" office:target-frame-name="_top" xlink:show="replace"><text:span text:style-name="T3">Contact</text:span></text:a><text:bookmark-end text:name="_Hlt42903801"/><text:s/><text:a xlink:href="https://github.com/mcmeeking" office:target-frame-name="_top" xlink:show="replace"><text:span text:style-name="T4">Github</text:span></text:a><text:bookmark-end text:name="_Hlt42903671"/><text:bookmark-end text:name="_Hlt42903672"/><text:span text:style-name="T5"><text:s/></text:span><text:a xlink:href="https://linkedin.com/in/jmcmeeking91" office:target-frame-name="_top" xlink:show="replace"><text:span text:style-name="T6">LinkedIn</text:span></text:a><text:span text:style-name="T7"><text:s/></text:span><text:a xlink:href="https://twitter.com/TheGreatMcMeek" office:target-frame-name="_top" xlink:show="replace"><text:span text:style-name="T8">Twitter</text:span></text:a><text:span text:style-name="T9"><text:s/></text:span><text:a xlink:href="https://stackoverflow.com/users/10272933" office:target-frame-name="_top" xlink:show="replace"><text:span text:style-name="T10">Stack Overflow</text:span></text:a><text:span text:style-name="T11"><text:s/></text:span><text:a xlink:href="mailto:james@mcmk.in" office:target-frame-name="_top" xlink:show="replace"><text:span text:style-name="T12">Email</text:span></text:a></text:h>
      <text:p text:style-name="P13">Loves learning new things, and is passionate about technology and the open-source philosophy in particular. Has been working in the industry for over 6 years and in that time has developed from an apprentice to a professional services engineer for the UK's largest Apple enterprise service provider. Primarily enjoys the fast-pace and challenge that the IT industry brings, but is also driven by a desire to improve the world through technology and make a positive difference to peoples’ lives.<text:s/></text:p>
      <text:h text:style-name="P14" text:outline-level="2">Professional Experience</text:h>
      <text:p text:style-name="P15"><text:span text:style-name="T16">Jul 2018 – Present<text:s/></text:span><text:span text:style-name="T17">Jigsaw Systems Ltd — Professional<text:s/></text:span><text:span text:style-name="T18">Services Engineer</text:span></text:p>
      <text:p text:style-name="P19">Site work; installing and configuring hardware and applications for customers of Jigsaw24, and providing technical advice and assistance for both external and internal projects.</text:p>
      <text:list text:style-name="LFO1" text:continue-numbering="true">
        <text:list-item>
          <text:p text:style-name="P20">Install and configure servers, workstations, NAS arrays, mobile devices, etc.</text:p>
        </text:list-item>
        <text:list-item>
          <text:p text:style-name="P21">Technical design and scoping of upcoming projects, and liaising with customers</text:p>
        </text:list-item>
        <text:list-item>
          <text:p text:style-name="P22">Compiling documentation on installations and upgrades for use by the service desk</text:p>
        </text:list-item>
      </text:list>
      <text:p text:style-name="P23"><text:span text:style-name="T24">Aug 2017 – Jul 2018<text:s/></text:span><text:span text:style-name="T25">Jigsaw Systems Ltd — Technical Support Supervisor</text:span></text:p>
      <text:p text:style-name="P26">Lead member of the 1st line support team providing technical oversight and an escalation point to team members.</text:p>
      <text:list text:style-name="LFO2" text:continue-numbering="true">
        <text:list-item>
          <text:p text:style-name="P27">Training and documentation development</text:p>
        </text:list-item>
        <text:list-item>
          <text:p text:style-name="P28"><text:span text:style-name="T29">Workflow design, optimisation, and deployment through company CRM (</text:span><text:a xlink:href="http://www.salesforce.com/" office:target-frame-name="_top" xlink:show="replace"><text:span text:style-name="T30">S</text:span><text:span text:style-name="T31">alesforce</text:span></text:a><text:span text:style-name="T32">)</text:span></text:p>
        </text:list-item>
        <text:list-item>
          <text:p text:style-name="P33">Direct escalation point for complex, or high-priority issues</text:p>
        </text:list-item>
      </text:list>
      <text:p text:style-name="P34"><text:span text:style-name="T35">Apr 2015 – Aug 2017<text:s/></text:span><text:span text:style-name="T36">Jigsaw Systems Ltd — Technical Support Advisor</text:span></text:p>
      <text:p text:style-name="P37">Member of the 1st line support team handling and resolving issues from clients ranging from<text:s/>multinational corporations and household names, to members of the public.</text:p>
      <text:list text:style-name="LFO3" text:continue-numbering="true">
        <text:list-item>
          <text:p text:style-name="P38">Comprehensive support for the broad and diverse Jigsaw24 product range</text:p>
        </text:list-item>
        <text:list-item>
          <text:p text:style-name="P39">Assess and escalate issues as and when necessary</text:p>
        </text:list-item>
        <text:list-item>
          <text:p text:style-name="P40">Represent the company in all communications</text:p>
        </text:list-item>
      </text:list>
      <text:p text:style-name="P41"><text:span text:style-name="T42">Mar 2014 – Mar 201</text:span><text:span text:style-name="T43">5<text:s/></text:span><text:span text:style-name="T44">SASIE Ltd — Systems Support and IT Department</text:span></text:p>
      <text:p text:style-name="P45"/>
      <text:p text:style-name="P46">FLUENT IN</text:p>
      <text:list text:style-name="LFO4" text:continue-numbering="true">
        <text:list-item>
          <text:p text:style-name="P47">Bash &amp; Python</text:p>
        </text:list-item>
        <text:list-item>
          <text:p text:style-name="P48">Linux &amp; macOS Sysadmin</text:p>
        </text:list-item>
        <text:list-item>
          <text:p text:style-name="P49">Jamf/Intune/MDM Admin</text:p>
        </text:list-item>
        <text:list-item>
          <text:p text:style-name="P50">Virtualisation concepts</text:p>
        </text:list-item>
        <text:list-item>
          <text:p text:style-name="P51">Config Management</text:p>
        </text:list-item>
        <text:list-item>
          <text:p text:style-name="P52">CI/CD Concepts</text:p>
        </text:list-item>
        <text:list-item>
          <text:p text:style-name="P53">Network Admin and Security</text:p>
        </text:list-item>
      </text:list>
      <text:p text:style-name="P54">FAMILIAR WITH</text:p>
      <text:list text:style-name="LFO5" text:continue-numbering="true">
        <text:list-item>
          <text:p text:style-name="P55">AWS, Azure, GCP</text:p>
        </text:list-item>
        <text:list-item>
          <text:p text:style-name="P56">Windows Server<text:s/>Sysadmin</text:p>
        </text:list-item>
        <text:list-item>
          <text:p text:style-name="P57">VMware, HyperV, KVM</text:p>
        </text:list-item>
        <text:list-item>
          <text:p text:style-name="P58">Containerisation</text:p>
        </text:list-item>
        <text:list-item>
          <text:p text:style-name="P59">OpSec/InfoSec</text:p>
        </text:list-item>
      </text:list>
      <text:p text:style-name="P60">INTERESTED IN</text:p>
      <text:list text:style-name="LFO6" text:continue-numbering="true">
        <text:list-item>
          <text:p text:style-name="P61">Automation</text:p>
        </text:list-item>
        <text:list-item>
          <text:p text:style-name="P62">Open Source Solutions</text:p>
        </text:list-item>
        <text:list-item>
          <text:p text:style-name="P63">Mesh Networking</text:p>
        </text:list-item>
        <text:list-item>
          <text:p text:style-name="P64">Distributed Computing</text:p>
        </text:list-item>
        <text:list-item>
          <text:p text:style-name="P65">ML/AI Solutions</text:p>
        </text:list-item>
      </text:list>
      <text:p text:style-name="P66">CERTIFICATIONS</text:p>
      <text:list text:style-name="LFO7" text:continue-numbering="true">
        <text:list-item>
          <text:p text:style-name="P67">Apple Certified Support Professional</text:p>
        </text:list-item>
        <text:list-item>
          <text:p text:style-name="P68">Azure Fundamentals</text:p>
        </text:list-item>
        <text:list-item>
          <text:p text:style-name="P69">Apple Certified Mac<text:s/>Integrations Associate</text:p>
        </text:list-item>
        <text:list-item>
          <text:p text:style-name="P70">Jamf Certified Tech</text:p>
        </text:list-item>
      </text:list>
      <text:h text:style-name="P71" text:outline-level="3">Hobbies &amp; Interests</text:h>
      <text:p text:style-name="P72">Hobbies are DIY, electronics, and weightlifting. Interests are mixed-martial arts, technology, and learning.</text:p>
      <text:p text:style-name="Normal"><text:span text:style-name="T73"><draw:custom-shape svg:x="0in" svg:y="0in" svg:width="6.26181in" svg:height="0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74"><text:span text:style-name="T75">The latest version of this document can be downloaded as a PDF from<text:s/></text:span><text:a xlink:href="https://www.mcmk.in/docs/cv/james.mcmeeking.pdf" office:target-frame-name="_top" xlink:show="replace"><text:span text:style-name="T76">here</text:span></text:a><text:span text:style-name="T7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cv-head" style:display-name="cv-head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v-abstract" style:display-name="cv-abstract" style:family="text" style:parent-style-name="DefaultParagraphFont"/>
    <style:style style:name="cv-sub" style:display-name="cv-sub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language-asian="en" style:country-asian="GB" fo:hyphenate="false"/>
    </style:style>
    <style:style style:name="cv-date" style:display-name="cv-date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cv-footer" style:display-name="cv-footer" style:family="text" style:parent-style-name="DefaultParagraphFont"/>
    <style:style style:name="last-update-footer" style:display-name="last-update-footer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McMeeking</meta:initial-creator>
    <dc:creator>James McMeeking</dc:creator>
    <meta:creation-date>2020-06-05T19:39:00Z</meta:creation-date>
    <dc:date>2020-06-13T00:23:00Z</dc:date>
    <meta:template xlink:href="Normal.dotm" xlink:type="simple"/>
    <meta:editing-cycles>2</meta:editing-cycles>
    <meta:editing-duration>PT480S</meta:editing-duration>
    <meta:document-statistic meta:page-count="2" meta:paragraph-count="5" meta:word-count="448" meta:character-count="2999" meta:row-count="21" meta:non-whitespace-character-count="2556"/>
  </office:meta>
</office:document-meta>
</file>